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3f5fbf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6a3e3e"/>
    </style:style>
    <style:style style:name="T6" style:family="text">
      <style:text-properties fo:color="#2a00ff"/>
    </style:style>
    <style:style style:name="T7" style:family="text">
      <style:text-properties fo:color="#3f7f5f"/>
    </style:style>
    <style:style style:name="T8" style:family="text">
      <style:text-properties fo:color="#000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/text:span><text:span text:style-name="T3">/**</text:span></text:p>
      <text:p text:style-name="P2"><text:tab/> * sets string phoneNumber with parameter newPhoneNumber</text:p>
      <text:p text:style-name="P2"><text:tab/> */</text:p>
      <text:p text:style-name="P1"><text:span text:style-name="T1"><text:tab/></text:span><text:span text:style-name="T4">public</text:span><text:span text:style-name="T1"> </text:span><text:span text:style-name="T4">void</text:span><text:span text:style-name="T1"> setPhoneNumber(String </text:span><text:span text:style-name="T5">newPhoneNumber</text:span><text:span text:style-name="T1">) {</text:span></text:p>
      <text:p text:style-name="P1"><text:span text:style-name="T1"><text:tab/><text:tab/></text:span><text:span text:style-name="T4">int</text:span><text:span text:style-name="T1"> </text:span><text:span text:style-name="T5">count</text:span><text:span text:style-name="T1"> = 0;</text:span></text:p>
      <text:p text:style-name="P1"><text:span text:style-name="T1"><text:tab/><text:tab/>StringBuilder </text:span><text:span text:style-name="T5">phoneStr</text:span><text:span text:style-name="T1"> = </text:span><text:span text:style-name="T4">new</text:span><text:span text:style-name="T1"> StringBuilder(</text:span><text:span text:style-name="T6">"("</text:span><text:span text:style-name="T1">);</text:span></text:p>
      <text:p text:style-name="P1"><text:span text:style-name="T1"><text:tab/><text:tab/></text:span><text:span text:style-name="T4">if</text:span><text:span text:style-name="T1"> (</text:span><text:span text:style-name="T4">this</text:span><text:span text:style-name="T1">.isValidPhone(</text:span><text:span text:style-name="T5">newPhoneNumber</text:span><text:span text:style-name="T1">)){</text:span></text:p>
      <text:p text:style-name="P1"><text:span text:style-name="T1"><text:tab/><text:tab/><text:tab/></text:span><text:span text:style-name="T4">for</text:span><text:span text:style-name="T1"> (</text:span><text:span text:style-name="T4">int</text:span><text:span text:style-name="T1"> </text:span><text:span text:style-name="T5">i</text:span><text:span text:style-name="T1"> = 0; </text:span><text:span text:style-name="T5">i</text:span><text:span text:style-name="T1"> &lt; </text:span><text:span text:style-name="T5">newPhoneNumber</text:span><text:span text:style-name="T1">.length(); </text:span><text:span text:style-name="T5">i</text:span><text:span text:style-name="T1">++) {</text:span></text:p>
      <text:p text:style-name="P1"><text:span text:style-name="T1"><text:tab/><text:tab/><text:tab/><text:tab/></text:span><text:span text:style-name="T4">if</text:span><text:span text:style-name="T1"> (Character.</text:span><text:span text:style-name="T2">isDigit</text:span><text:span text:style-name="T1">(</text:span><text:span text:style-name="T5">newPhoneNumber</text:span><text:span text:style-name="T1">.charAt(</text:span><text:span text:style-name="T5">i</text:span><text:span text:style-name="T1">))) {</text:span></text:p>
      <text:p text:style-name="P1"><text:span text:style-name="T1"><text:tab/><text:tab/><text:tab/><text:tab/><text:tab/></text:span><text:span text:style-name="T5">phoneStr</text:span><text:span text:style-name="T1">.append(</text:span><text:span text:style-name="T5">newPhoneNumber</text:span><text:span text:style-name="T1">.charAt(</text:span><text:span text:style-name="T5">i</text:span><text:span text:style-name="T1">));</text:span></text:p>
      <text:p text:style-name="P1"><text:span text:style-name="T1"><text:tab/><text:tab/><text:tab/><text:tab/><text:tab/></text:span><text:span text:style-name="T5">count</text:span><text:span text:style-name="T1">++;</text:span></text:p>
      <text:p text:style-name="P1"><text:span text:style-name="T1"><text:tab/><text:tab/><text:tab/><text:tab/><text:tab/></text:span><text:span text:style-name="T4">switch</text:span><text:span text:style-name="T1"> (</text:span><text:span text:style-name="T5">count</text:span><text:span text:style-name="T1">){</text:span></text:p>
      <text:p text:style-name="P1"><text:span text:style-name="T1"><text:tab/><text:tab/><text:tab/><text:tab/><text:tab/></text:span><text:span text:style-name="T4">case</text:span><text:span text:style-name="T1"> 3: </text:span><text:span text:style-name="T5">phoneStr</text:span><text:span text:style-name="T1">.append(</text:span><text:span text:style-name="T6">")"</text:span><text:span text:style-name="T1">); </text:span><text:span text:style-name="T4">break</text:span><text:span text:style-name="T1">; </text:span><text:span text:style-name="T7">// append end parenthesis after 3rd digit</text:span></text:p>
      <text:p text:style-name="P1"><text:span text:style-name="T1"><text:tab/><text:tab/><text:tab/><text:tab/><text:tab/></text:span><text:span text:style-name="T4">case</text:span><text:span text:style-name="T1"> 6: </text:span><text:span text:style-name="T5">phoneStr</text:span><text:span text:style-name="T1">.append(</text:span><text:span text:style-name="T6">"-"</text:span><text:span text:style-name="T1">); </text:span><text:span text:style-name="T4">break</text:span><text:span text:style-name="T1">; </text:span><text:span text:style-name="T7">// append - after 6th digit</text:span>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}</text:p>
      <text:p text:style-name="P1"><text:span text:style-name="T1"><text:tab/><text:tab/></text:span><text:span text:style-name="T4">this</text:span><text:span text:style-name="T1">.</text:span><text:span text:style-name="T8">phoneNumber</text:span><text:span text:style-name="T1"> = </text:span><text:span text:style-name="T5">phoneStr</text:span><text:span text:style-name="T1">.toString(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10T22:06:09.55</meta:creation-date>
    <meta:document-statistic meta:table-count="0" meta:image-count="0" meta:object-count="0" meta:page-count="1" meta:paragraph-count="19" meta:word-count="70" meta:character-count="623"/>
    <dc:date>2016-03-10T22:06:48.82</dc:date>
    <dc:creator>Kuxhlani Jayasinya</dc:creator>
    <meta:editing-duration>PT39S</meta:editing-duration>
    <meta:editing-cycles>1</meta:editing-cycles>
    <meta:generator>OpenOffice/4.0.1$Win32 OpenOffice.org_project/401m5$Build-9714</meta:generator>
  </office:meta>
</office:document-meta>
</file>